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4" draw:layer="layout" svg:width="6.35cm" svg:height="3.175cm" svg:x="3.406cm" svg:y="17.51cm">
          <text:p text:style-name="P1">Вольметр</text:p>
          <text:p text:style-name="P1">Agilent 34410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6.35cm" svg:height="3.175cm" svg:x="11.661cm" svg:y="17.51cm">
          <text:p text:style-name="P1">Амперметр</text:p>
          <text:p text:style-name="P1">Agilent 34410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6.35cm" svg:height="3.175cm" svg:x="7.216cm" svg:y="11.795cm">
          <text:p text:style-name="P1">Блок реле</text:p>
          <text:p text:style-name="P1">ОВЕН МВУ-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6.35cm" svg:height="3.175cm" svg:x="3.406cm" svg:y="5.445cm">
          <text:p text:style-name="P1">Источник питания</text:p>
          <text:p text:style-name="P1">Agilent E3645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6.35cm" svg:height="3.175cm" svg:x="11.661cm" svg:y="5.445cm">
          <text:p text:style-name="P1">Исследуемый</text:p>
          <text:p text:style-name="P1">образец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56cm" svg:y1="7.032cm" svg:x2="11.661cm" svg:y2="7.032cm" draw:start-shape="id1" draw:start-glue-point="1" draw:end-shape="id2" draw:end-glue-point="3" svg:d="m9756 7032h1905">
          <text:p/>
        </draw:connector>
        <draw:connector draw:style-name="gr2" draw:text-style-name="P1" draw:layer="layout" svg:x1="3.406cm" svg:y1="7.032cm" svg:x2="7.216cm" svg:y2="13.382cm" draw:start-shape="id1" draw:start-glue-point="3" draw:end-shape="id3" svg:d="m3406 7032h-501v6350h4311">
          <text:p/>
        </draw:connector>
        <draw:connector draw:style-name="gr2" draw:text-style-name="P1" draw:layer="layout" svg:x1="18.011cm" svg:y1="7.032cm" svg:x2="13.566cm" svg:y2="13.382cm" draw:start-shape="id2" draw:start-glue-point="1" draw:end-shape="id3" draw:end-glue-point="1" svg:d="m18011 7032h501v6350h-4946">
          <text:p/>
        </draw:connector>
        <draw:connector draw:style-name="gr2" draw:text-style-name="P1" draw:layer="layout" svg:x1="6.581cm" svg:y1="17.51cm" svg:x2="10.391cm" svg:y2="14.97cm" draw:start-shape="id4" draw:start-glue-point="0" draw:end-shape="id3" svg:d="m6581 17510v-1270h3810v-1270">
          <text:p/>
        </draw:connector>
        <draw:connector draw:style-name="gr2" draw:text-style-name="P1" draw:layer="layout" svg:x1="14.836cm" svg:y1="17.51cm" svg:x2="10.391cm" svg:y2="14.97cm" draw:start-shape="id5" draw:start-glue-point="0" draw:end-shape="id3" svg:d="m14836 17510v-1270h-4445v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y Nakin</meta:initial-creator>
    <meta:creation-date>2011-12-15T13:17:20</meta:creation-date>
    <dc:date>2011-12-15T13:27:13</dc:date>
    <dc:creator>Andrey Nakin</dc:creator>
    <meta:editing-duration>PT00H09M54S</meta:editing-duration>
    <meta:editing-cycles>1</meta:editing-cycles>
    <meta:document-statistic meta:object-count="10"/>
    <meta:generator>OpenOffice.org/3.2$Unix OpenOffice.org_project/320m19$Build-9505</meta:generator>
  </office:meta>
</office:document-meta>
</file>